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ine_20_with_20_Fine_20_Dots" svg:stroke-color="#2c001e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measure">
      <style:graphic-properties svg:stroke-width="0.254cm" draw:marker-start-width="0.581cm" draw:marker-end-width="0.581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49cm" fo:min-width="0cm"/>
    </style:style>
    <style:style style:name="gr9" style:family="graphic" style:parent-style-name="standard">
      <style:graphic-properties draw:stroke="none" draw:fill="none" fo:min-height="1.06cm"/>
    </style:style>
    <style:style style:name="gr10" style:family="graphic" style:parent-style-name="standard">
      <style:graphic-properties draw:stroke="none" draw:fill="none" fo:min-height="1.1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fo:font-weight="bold" style:font-size-asian="30pt" style:font-size-complex="30pt"/>
    </style:style>
    <style:style style:name="P3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4" style:family="paragraph">
      <style:text-properties fo:font-size="30pt" fo:font-weight="normal" style:font-size-asian="30pt" style:font-size-complex="30pt"/>
    </style:style>
    <style:style style:name="P5" style:family="paragraph">
      <style:text-properties fo:font-size="20pt" fo:font-weight="normal" style:font-size-asian="20pt" style:font-size-complex="20pt"/>
    </style:style>
    <style:style style:name="T1" style:family="text">
      <style:text-properties fo:font-size="30pt" fo:font-weight="bold" style:font-size-asian="30pt" style:font-size-complex="30pt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33.52cm" svg:x="11.271cm" svg:y="1.2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4.191cm" svg:x="18.957cm" svg:y="29.34cm">
          <text:p text:style-name="P1"><text:span text:style-name="T1">E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77cm" svg:height="33.52cm" svg:x="17.748cm" svg:y="1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477cm" svg:height="33.52cm" svg:x="4.794cm" svg:y="1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20.45cm" svg:y="23.75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635cm" svg:height="0.635cm" svg:x="20.45cm" svg:y="17.27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635cm" svg:height="0.635cm" svg:x="20.45cm" svg:y="10.9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measure draw:style-name="gr4" draw:text-style-name="P3" draw:layer="layout" svg:x1="21.684cm" svg:y1="11.125cm" svg:x2="21.684cm" svg:y2="17.602cm">
          <text:p text:style-name="P3"><text:span text:style-name="T2">30m</text:span></text:p>
        </draw:measure>
        <draw:measure draw:style-name="gr4" draw:text-style-name="P3" draw:layer="layout" svg:x1="21.684cm" svg:y1="17.529cm" svg:x2="21.684cm" svg:y2="24.006cm">
          <text:p text:style-name="P3"><text:span text:style-name="T2">30m</text:span></text:p>
        </draw:measure>
        <draw:custom-shape draw:style-name="gr3" draw:text-style-name="P1" draw:layer="layout" svg:width="0.635cm" svg:height="0.635cm" svg:x="20.45cm" svg:y="30.2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measure draw:style-name="gr4" draw:text-style-name="P3" draw:layer="layout" svg:x1="21.684cm" svg:y1="24.006cm" svg:x2="21.684cm" svg:y2="30.483cm">
          <text:p text:style-name="P3"><text:span text:style-name="T2">30m</text:span></text:p>
        </draw:measure>
        <draw:custom-shape draw:style-name="gr3" draw:text-style-name="P1" draw:layer="layout" svg:width="0.635cm" svg:height="0.635cm" svg:x="20.45cm" svg:y="32.18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2" draw:layer="layout" svg:width="3.556cm" svg:height="4.191cm" svg:x="12.865cm" svg:y="29.594cm">
          <text:p text:style-name="P1"><text:span text:style-name="T1">E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7.814cm" svg:y="15.65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635cm" svg:height="0.635cm" svg:x="7.814cm" svg:y="9.17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635cm" svg:height="0.635cm" svg:x="7.814cm" svg:y="2.8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measure draw:style-name="gr4" draw:text-style-name="P3" draw:layer="layout" svg:x1="15.648cm" svg:y1="3.025cm" svg:x2="15.648cm" svg:y2="9.502cm">
          <text:p text:style-name="P3"><text:span text:style-name="T2">30m</text:span></text:p>
        </draw:measure>
        <draw:measure draw:style-name="gr4" draw:text-style-name="P3" draw:layer="layout" svg:x1="15.648cm" svg:y1="9.429cm" svg:x2="15.648cm" svg:y2="15.906cm">
          <text:p text:style-name="P3"><text:span text:style-name="T2">30m</text:span></text:p>
        </draw:measure>
        <draw:custom-shape draw:style-name="gr3" draw:text-style-name="P1" draw:layer="layout" svg:width="0.635cm" svg:height="0.635cm" svg:x="14.208cm" svg:y="22.35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measure draw:style-name="gr4" draw:text-style-name="P3" draw:layer="layout" svg:x1="15.648cm" svg:y1="15.906cm" svg:x2="15.648cm" svg:y2="22.383cm">
          <text:p text:style-name="P3"><text:span text:style-name="T2">30m</text:span></text:p>
        </draw:measure>
        <draw:custom-shape draw:style-name="gr6" draw:text-style-name="P1" draw:layer="layout" svg:width="0.127cm" svg:height="0.127cm" svg:x="14.462cm" svg:y="24.2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635cm" svg:height="0.635cm" svg:x="14.208cm" svg:y="23.11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127cm" svg:height="0.127cm" svg:x="14.462cm" svg:y="25.07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127cm" svg:height="0.127cm" svg:x="14.462cm" svg:y="25.87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127cm" svg:height="0.127cm" svg:x="14.462cm" svg:y="27.47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127cm" svg:height="0.127cm" svg:x="14.462cm" svg:y="28.27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127cm" svg:height="0.127cm" svg:x="14.462cm" svg:y="29.07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127cm" svg:height="0.127cm" svg:x="14.462cm" svg:y="29.87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127cm" svg:height="0.127cm" svg:x="14.462cm" svg:y="30.67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127cm" svg:height="0.127cm" svg:x="14.462cm" svg:y="23.4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127cm" svg:height="0.127cm" svg:x="14.462cm" svg:y="22.6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7" draw:text-style-name="P4" draw:layer="layout" svg:width="11.517cm" svg:height="3.806cm" svg:x="5.231cm" svg:y="35.544cm">
          <draw:text-box>
            <text:p text:style-name="P4"><text:span text:style-name="T3">Spline points for a lane change with previous trajectory.</text:span></text:p>
          </draw:text-box>
        </draw:frame>
        <draw:frame draw:style-name="gr8" draw:text-style-name="P4" draw:layer="layout" svg:width="9.017cm" svg:height="5.499cm" svg:x="17.764cm" svg:y="35.29cm">
          <draw:text-box>
            <text:p text:style-name="P4"><text:span text:style-name="T3">Spline points for keeping in lane without previous trajectory.</text:span></text:p>
          </draw:text-box>
        </draw:frame>
        <draw:custom-shape draw:style-name="gr3" draw:text-style-name="P1" draw:layer="layout" svg:width="0.635cm" svg:height="0.635cm" svg:x="1.814cm" svg:y="30.05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9" draw:text-style-name="P5" draw:layer="layout" svg:width="4.699cm" svg:height="1.31cm" svg:x="2.724cm" svg:y="29.891cm">
          <draw:text-box>
            <text:p text:style-name="P5"><text:span text:style-name="T4">spline points</text:span></text:p>
          </draw:text-box>
        </draw:frame>
        <draw:frame draw:style-name="gr10" draw:text-style-name="P5" draw:layer="layout" svg:width="6.604cm" svg:height="1.437cm" svg:x="2.724cm" svg:y="31.029cm">
          <draw:text-box>
            <text:p text:style-name="P5"><text:span text:style-name="T4">previous trajectory</text:span></text:p>
          </draw:text-box>
        </draw:frame>
        <draw:custom-shape draw:style-name="gr6" draw:text-style-name="P1" draw:layer="layout" svg:width="0.127cm" svg:height="0.127cm" svg:x="14.462cm" svg:y="26.67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127cm" svg:height="0.127cm" svg:x="2.062cm" svg:y="31.47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21:02:38.776464397</meta:creation-date>
    <dc:date>2019-03-07T10:36:13.561918976</dc:date>
    <meta:editing-duration>PT13M12S</meta:editing-duration>
    <meta:editing-cycles>6</meta:editing-cycles>
    <meta:generator>LibreOffice/4.2.8.2$Linux_X86_64 LibreOffice_project/420m0$Build-2</meta:generator>
    <meta:document-statistic meta:object-count="38"/>
  </office:meta>
</office:document-meta>
</file>